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0.46pt"/>
    </style:style>
    <style:style style:name="co3" style:family="table-column">
      <style:table-column-properties fo:break-before="auto" style:column-width="133.54pt"/>
    </style:style>
    <style:style style:name="co4" style:family="table-column">
      <style:table-column-properties fo:break-before="auto" style:column-width="125.04pt"/>
    </style:style>
    <style:style style:name="co5" style:family="table-column">
      <style:table-column-properties fo:break-before="auto" style:column-width="133pt"/>
    </style:style>
    <style:style style:name="co6" style:family="table-column">
      <style:table-column-properties fo:break-before="auto" style:column-width="100.35pt"/>
    </style:style>
    <style:style style:name="co7" style:family="table-column">
      <style:table-column-properties fo:break-before="auto" style:column-width="69.45pt"/>
    </style:style>
    <style:style style:name="co8" style:family="table-column">
      <style:table-column-properties fo:break-before="auto" style:column-width="83.3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b2b2b2" style:text-align-source="fix" style:repeat-content="false" fo:border="0.74pt solid #000000"/>
      <style:paragraph-properties fo:text-align="start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8" style:family="table-cell" style:parent-style-name="Default">
      <style:table-cell-properties fo:background-color="#b2b2b2" fo:border="0.74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66ccff" style:text-align-source="fix" style:repeat-content="false" fo:border="0.74pt solid #000000"/>
      <style:paragraph-properties fo:text-align="center" fo:margin-left="0pt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99ffff" style:text-align-source="fix" style:repeat-content="false" fo:border="0.74pt solid #000000"/>
      <style:paragraph-properties fo:text-align="center" fo:margin-left="0pt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cc00cc" style:text-align-source="fix" style:repeat-content="false" fo:border="0.74pt solid #000000"/>
      <style:paragraph-properties fo:text-align="center" fo:margin-left="0pt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0000ff" style:text-align-source="fix" style:repeat-content="false" fo:border="0.74pt solid #000000"/>
      <style:paragraph-properties fo:text-align="center" fo:margin-left="0pt"/>
      <style:text-properties fo:font-weight="normal" style:font-weight-asian="normal" style:font-weight-complex="normal"/>
    </style:style>
    <style:style style:name="ce16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pt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66ccff" style:text-align-source="fix" style:repeat-content="false" fo:border="0.74pt solid #000000"/>
      <style:paragraph-properties fo:text-align="center" fo:margin-left="0pt"/>
    </style:style>
    <style:style style:name="ce18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pt"/>
      <style:text-properties fo:color="#000000" fo:font-weight="normal" style:font-weight-asian="normal" style:font-weight-complex="normal"/>
    </style:style>
    <style:style style:name="ce19" style:family="table-cell" style:parent-style-name="Default">
      <style:table-cell-properties fo:background-color="#cc9900" style:text-align-source="fix" style:repeat-content="false" fo:border="0.74pt solid #000000"/>
      <style:paragraph-properties fo:text-align="center" fo:margin-left="0pt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1" office:value-type="string" calcext:value-type="string">
            <text:p>RELACION MODELO ENTIDAD RELACION DE LA APLIZACION KOLLECTOR</text:p>
          </table:table-cell>
          <table:table-cell table:number-columns-repeated="4"/>
          <table:table-cell table:style-name="ce17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7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OLLECTOR ES UNA APLICACION PARA LA ADMINSITRACION DE CREDITOS DE MQ POG Y RULETAS</text:p>
          </table:table-cell>
          <table:table-cell table:number-columns-repeated="4"/>
          <table:table-cell table:style-name="ce17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7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7"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7"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LOCALIDADT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LOCALIDADT_ID</text:p>
          </table:table-cell>
          <table:table-cell table:style-name="ce3" office:value-type="string" calcext:value-type="string">
            <text:p>CONSORCIO:TEXT</text:p>
          </table:table-cell>
          <table:table-cell table:style-name="ce3" office:value-type="string" calcext:value-type="string">
            <text:p>SUCURSAL:TEXT</text:p>
          </table:table-cell>
          <table:table-cell table:style-name="ce3" office:value-type="string" calcext:value-type="string">
            <text:p>DIRECCION:TEXT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UPER GAMES</text:p>
          </table:table-cell>
          <table:table-cell table:style-name="ce4" office:value-type="string" calcext:value-type="string">
            <text:p>SUPER GAMES #44</text:p>
          </table:table-cell>
          <table:table-cell table:style-name="ce4" office:value-type="string" calcext:value-type="string">
            <text:p>C/4 NO. 10 , LA VEGA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5" office:value-type="string" calcext:value-type="string">
            <text:p>TIPOMAQUINAT</text:p>
          </table:table-cell>
          <table:table-cell table:number-columns-repeated="7"/>
        </table:table-row>
        <table:table-row table:style-name="ro1">
          <table:table-cell/>
          <table:table-cell table:style-name="ce6" office:value-type="string" calcext:value-type="string">
            <text:p>TIPOMAQUINA_id</text:p>
          </table:table-cell>
          <table:table-cell table:style-name="ce9" office:value-type="string" calcext:value-type="string">
            <text:p>TIPOMAQUINA</text:p>
          </table:table-cell>
          <table:table-cell table:style-name="ce9" office:value-type="string" calcext:value-type="string">
            <text:p>DESCRIPCION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POG/RULETA/ETC..</text:p>
          </table:table-cell>
          <table:table-cell table:style-name="ce10" office:value-type="string" calcext:value-type="string">
            <text:p>BLAH BLAH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MAQUINAT</text:p>
          </table:table-cell>
          <table:table-cell table:number-columns-repeated="7"/>
        </table:table-row>
        <table:table-row table:style-name="ro1">
          <table:table-cell/>
          <table:table-cell table:style-name="ce8" office:value-type="string" calcext:value-type="string">
            <text:p>MAQUINAT_ID</text:p>
          </table:table-cell>
          <table:table-cell table:style-name="ce8" office:value-type="string" calcext:value-type="string">
            <text:p>TIPOMAQUINA</text:p>
          </table:table-cell>
          <table:table-cell table:style-name="ce9" office:value-type="string" calcext:value-type="string">
            <text:p>DESCRIPCIONMAQUINA</text:p>
          </table:table-cell>
          <table:table-cell table:style-name="ce9" office:value-type="string" calcext:value-type="string">
            <text:p>SERIAL</text:p>
          </table:table-cell>
          <table:table-cell table:number-columns-repeated="4"/>
        </table:table-row>
        <table:table-row table:style-name="ro1">
          <table:table-cell/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POG/RULETA/ETC..</text:p>
          </table:table-cell>
          <table:table-cell table:style-name="ce10" office:value-type="string" calcext:value-type="string">
            <text:p>POT OF GOLD 44</text:p>
          </table:table-cell>
          <table:table-cell table:style-name="ce10" office:value-type="string" calcext:value-type="string">
            <text:p>00-000-0000</text:p>
          </table:table-cell>
          <table:table-cell table:number-columns-repeated="4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TABLA DE TRANSACCION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REDITOS Y DEBITO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ECHA</text:p>
          </table:table-cell>
          <table:table-cell office:value-type="string" calcext:value-type="string">
            <text:p>MAQQUINA</text:p>
          </table:table-cell>
          <table:table-cell office:value-type="string" calcext:value-type="string">
            <text:p>CREDIT/DEBIT</text:p>
          </table:table-cell>
          <table:table-cell office:value-type="string" calcext:value-type="string">
            <text:p>CANTIADAD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TRANSACCIONEST</text:p>
          </table:table-cell>
          <table:table-cell office:value-type="string" calcext:value-type="string">
            <text:p>MODEL VALIDATION (CREDIT/DEBIT/BONUS)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TRANSACCIONEST_ID</text:p>
          </table:table-cell>
          <table:table-cell table:style-name="ce11" office:value-type="string" calcext:value-type="string">
            <text:p>MAQUINAT_ID</text:p>
          </table:table-cell>
          <table:table-cell table:style-name="ce3" office:value-type="string" calcext:value-type="string">
            <text:p>TIPOTRANSACCION</text:p>
          </table:table-cell>
          <table:table-cell table:style-name="ce3" office:value-type="string" calcext:value-type="string">
            <text:p>CANTIDAD</text:p>
          </table:table-cell>
          <table:table-cell table:style-name="ce3" office:value-type="string" calcext:value-type="string">
            <text:p>COMANDO</text:p>
          </table:table-cell>
          <table:table-cell table:style-name="ce3" office:value-type="string" calcext:value-type="string">
            <text:p>SATUS</text:p>
          </table:table-cell>
          <table:table-cell table:number-columns-repeated="2"/>
        </table:table-row>
        <table:table-row table:style-name="ro1">
          <table:table-cell/>
          <table:table-cell table:number-columns-repeated="2"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CREDITO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@@cash100!</text:p>
          </table:table-cell>
          <table:table-cell table:style-name="ce18" office:value-type="string" calcext:value-type="string">
            <text:p>PENDIENTE</text:p>
          </table:table-cell>
          <table:table-cell office:value-type="string" calcext:value-type="string">
            <text:p>ARDUINO PREGUNTA Y VALIDA EN EL CONTROLADOR.</text:p>
          </table:table-cell>
          <table:table-cell/>
        </table:table-row>
        <table:table-row table:style-name="ro1">
          <table:table-cell/>
          <table:table-cell table:number-columns-repeated="2"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DEBITO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/>
          <table:table-cell table:number-columns-repeated="2" table:style-name="ce4" office:value-type="float" office:value="3" calcext:value-type="float">
            <text:p>3</text:p>
          </table:table-cell>
          <table:table-cell table:style-name="ce14" office:value-type="string" calcext:value-type="string">
            <text:p>COMANDO</text:p>
          </table:table-cell>
          <table:table-cell table:style-name="ce4" office:value-type="string" calcext:value-type="string">
            <text:p>mkeyon</text:p>
          </table:table-cell>
          <table:table-cell table:style-name="ce4" office:value-type="string" calcext:value-type="string">
            <text:p>@@mkeyon!</text:p>
          </table:table-cell>
          <table:table-cell table:style-name="ce18" office:value-type="string" calcext:value-type="string">
            <text:p>PENDIENTE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DEVOLUCION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4" table:number-columns-repeated="5"/>
          <table:table-cell table:number-columns-repeated="2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4" table:number-columns-repeated="5"/>
          <table:table-cell table:number-columns-repeated="2"/>
        </table:table-row>
        <table:table-row table:style-name="ro1" table:number-rows-repeated="3">
          <table:table-cell/>
          <table:table-cell table:style-name="ce4" table:number-columns-repeated="6"/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Este es el modelo de los POST arduino realiza post de los debitos en este modelo.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POSTRANSACCIONEST</text:p>
          </table:table-cell>
          <table:table-cell table:number-columns-repeated="7"/>
        </table:table-row>
        <table:table-row table:style-name="ro1">
          <table:table-cell/>
          <table:table-cell table:style-name="ce8" office:value-type="string" calcext:value-type="string">
            <text:p>POSTTRANSACCIONEST_ID</text:p>
          </table:table-cell>
          <table:table-cell table:style-name="ce3" office:value-type="string" calcext:value-type="string">
            <text:p>CANTIDAD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CREATED_AT</text:p>
          </table:table-cell>
          <table:table-cell table:style-name="ce3" office:value-type="string" calcext:value-type="string">
            <text:p>UPDATED_AT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500" calcext:value-type="float">
            <text:p>500</text:p>
          </table:table-cell>
          <table:table-cell table:style-name="ce12" office:value-type="string" calcext:value-type="string">
            <text:p>"01-001-0101"</text:p>
          </table:table-cell>
          <table:table-cell table:number-columns-repeated="2" table:style-name="ce16" office:value-type="string" calcext:value-type="string">
            <text:p>2019-09-30 04:01:42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3"/>
          <table:table-cell table:style-name="ce4" table:number-columns-repeated="2"/>
          <table:table-cell table:number-columns-repeated="3"/>
        </table:table-row>
        <table:table-row table:style-name="ro1" table:number-rows-repeated="6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Este es el modelo para hacer un mix de los modelos credit y debit juntos para poder mostrarlo en el programa principal como transacciones de ese dia ok.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MIXTRANSACCIONEST</text:p>
          </table:table-cell>
          <table:table-cell table:number-columns-repeated="4"/>
          <table:table-cell office:value-type="string" calcext:value-type="string">
            <text:p>pdte/ok/nulo/etc..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string" calcext:value-type="string">
            <text:p>MIXTRANSACCIONEST_ID</text:p>
          </table:table-cell>
          <table:table-cell table:style-name="ce11" office:value-type="string" calcext:value-type="string">
            <text:p>MAQUINAT_ID</text:p>
          </table:table-cell>
          <table:table-cell table:style-name="ce3" office:value-type="string" calcext:value-type="string">
            <text:p>TIPOTRANSACCION</text:p>
          </table:table-cell>
          <table:table-cell table:style-name="ce3" office:value-type="string" calcext:value-type="string">
            <text:p>CANTIDAD</text:p>
          </table:table-cell>
          <table:table-cell table:style-name="ce3" office:value-type="string" calcext:value-type="string">
            <text:p>COMANDO</text:p>
          </table:table-cell>
          <table:table-cell table:style-name="ce3" office:value-type="string" calcext:value-type="string">
            <text:p>SATUS</text:p>
          </table:table-cell>
          <table:table-cell table:style-name="ce3" office:value-type="string" calcext:value-type="string">
            <text:p>DESCRIPCION</text:p>
          </table:table-cell>
          <table:table-cell/>
        </table:table-row>
        <table:table-row table:style-name="ro1">
          <table:table-cell/>
          <table:table-cell table:number-columns-repeated="2"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CREDITO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@@cash100!</text:p>
          </table:table-cell>
          <table:table-cell table:style-name="ce18" office:value-type="string" calcext:value-type="string">
            <text:p>PENDIENTE</text:p>
          </table:table-cell>
          <table:table-cell table:style-name="ce4"/>
          <table:table-cell/>
        </table:table-row>
        <table:table-row table:style-name="ro1">
          <table:table-cell/>
          <table:table-cell table:number-columns-repeated="2"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DEBITO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OK</text:p>
          </table:table-cell>
          <table:table-cell table:style-name="ce4" office:value-type="string" calcext:value-type="string">
            <text:p>Devolucio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30">00/00/0000</text:date>, <text:time style:data-style-name="N2" text:time-value="22:13:26.4423067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1T22:51:32.964156505</meta:creation-date>
    <dc:date>2019-09-30T22:31:02.681943186</dc:date>
    <meta:editing-duration>P7DT1H58M11S</meta:editing-duration>
    <meta:editing-cycles>15</meta:editing-cycles>
    <meta:generator>LibreOffice/5.1.6.2$Linux_X86_64 LibreOffice_project/10m0$Build-2</meta:generator>
    <meta:document-statistic meta:table-count="1" meta:cell-count="110" meta:object-count="0"/>
  </office:meta>
</office:document-meta>
</file>